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Baskerville" svg:font-family="Baskervil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Baskerville" fo:font-size="10pt" style:font-size-asian="10pt" style:font-size-complex="10pt"/>
    </style:style>
    <style:style style:name="P2" style:family="paragraph" style:parent-style-name="Text_20_body">
      <style:text-properties style:font-name="Baskerville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T2" style:family="text"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T3" style:family="text">
      <style:text-properties style:use-window-font-color="true" style:font-name="Times-Roman" fo:font-weight="normal" style:font-name-asian="Times-Roman" style:font-weight-asian="normal" style:font-name-complex="Times-Roman" style:font-weight-complex="normal"/>
    </style:style>
    <style:style style:name="T4" style:family="text">
      <style:text-properties style:use-window-font-color="true" style:font-name="Times-Roman" fo:font-style="normal" fo:font-weight="normal" style:font-name-asian="Times-Roman" style:font-style-asian="normal" style:font-weight-asian="normal" style:font-name-complex="Times-Roman" style:font-style-complex="normal" style:font-weight-complex="normal"/>
    </style:style>
    <style:style style:name="T5" style:family="text">
      <style:text-properties style:use-window-font-color="true" fo:font-weight="normal" style:font-name-asian="Times-Roman" style:font-weight-asian="normal" style:font-name-complex="Times-Roman" style:font-weight-complex="normal"/>
    </style:style>
    <style:style style:name="T6" style:family="text">
      <style:text-properties style:use-window-font-color="true" fo:font-weight="bold" style:font-name-asian="Times-Roman" style:font-weight-asian="bold" style:font-name-complex="Times-Roman" style:font-weight-complex="bold"/>
    </style:style>
    <style:style style:name="T7" style:family="text">
      <style:text-properties style:use-window-font-color="true" fo:font-style="italic" fo:font-weight="normal" style:font-name-asian="Times-Roman" style:font-style-asian="italic" style:font-weight-asian="normal" style:font-name-complex="Times-Roman" style:font-style-complex="italic" style:font-weight-complex="normal"/>
    </style:style>
    <style:style style:name="T8" style:family="text">
      <style:text-properties style:use-window-font-color="true" fo:font-style="normal" fo:font-weight="normal" style:font-name-asian="Times-Roman" style:font-style-asian="normal" style:font-weight-asian="normal" style:font-name-complex="Times-Roman" style:font-style-complex="normal" style:font-weight-complex="normal"/>
    </style:style>
    <style:style style:name="T9" style:family="text">
      <style:text-properties style:use-window-font-color="true" fo:font-style="normal" fo:font-weight="bold" style:font-name-asian="Times-Roman" style:font-style-asian="normal" style:font-weight-asian="bold" style:font-name-complex="Times-Roman" style:font-style-complex="normal" style:font-weight-complex="bold"/>
    </style:style>
    <style:style style:name="T10" style:family="text">
      <style:text-properties style:use-window-font-color="true" fo:font-style="normal" style:font-name-asian="Times-Roman" style:font-style-asian="normal" style:font-name-complex="Times-Roman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1"><text:span text:style-name="T5">Alan Rickman </text:span><text:span text:style-name="T6">175</text:span></text:p>
      <text:p text:style-name="P1"><text:span text:style-name="T5">Analytics </text:span><text:span text:style-name="T6">51</text:span></text:p>
      <text:p text:style-name="P1"><text:span text:style-name="T5">Animation </text:span><text:span text:style-name="T6">331</text:span></text:p>
      <text:p text:style-name="P1"><text:span text:style-name="T5">Anthony Calzadilla </text:span><text:span text:style-name="T6">8</text:span></text:p>
      <text:p text:style-name="P1"><text:span text:style-name="T5">Article </text:span><text:span text:style-name="T6">95</text:span></text:p>
      <text:p text:style-name="P1"><text:span text:style-name="T5">Aside </text:span><text:span text:style-name="T6">99</text:span></text:p>
      <text:p text:style-name="P1"><text:span text:style-name="T5">AT-AT </text:span><text:span text:style-name="T6">257</text:span></text:p>
      <text:p text:style-name="P1"><text:span text:style-name="T5">Authentic jobs </text:span><text:span text:style-name="T6">231</text:span></text:p>
      <text:p text:style-name="P1"><text:span text:style-name="T5">Autofocus (form element) </text:span><text:span text:style-name="T6">109</text:span></text:p>
      <text:p text:style-name="P1"><text:span text:style-name="T5">Autocomplete (form element) </text:span><text:span text:style-name="T6">110</text:span></text:p>
      <text:p text:style-name="P1"><text:span text:style-name="T5"/></text:p>
      <text:p text:style-name="P1">B</text:p>
      <text:p text:style-name="P1"><text:span text:style-name="T5">Bogart </text:span><text:span text:style-name="T6">3</text:span></text:p>
      <text:p text:style-name="P1"><text:span text:style-name="T5">Borders </text:span><text:span text:style-name="T6">197</text:span></text:p>
      <text:p text:style-name="P1"><text:span text:style-name="T5">Border image </text:span><text:span text:style-name="T6">206</text:span></text:p>
      <text:p text:style-name="P1"><text:span text:style-name="T5">Border radius </text:span><text:span text:style-name="T6">202</text:span></text:p>
      <text:p text:style-name="P1"><text:span text:style-name="T5">Browser release table </text:span><text:span text:style-name="T6">37</text:span></text:p>
      <text:p text:style-name="P1"><text:span text:style-name="T5">Browser support table for CSS3 Selectors </text:span><text:span text:style-name="T6">19</text:span></text:p>
      <text:p text:style-name="P1"><text:span text:style-name="T5">Browser support, Yahoo grading </text:span><text:span text:style-name="T6">35</text:span></text:p>
      <text:p text:style-name="P1"><text:span text:style-name="T5">Browser targeting </text:span><text:span text:style-name="T6">28</text:span></text:p>
      <text:p text:style-name="P1"><text:span text:style-name="T5">Browser testing </text:span><text:span text:style-name="T6">73</text:span></text:p>
      <text:p text:style-name="P1"><text:span text:style-name="T5">Browser usage market share </text:span><text:span text:style-name="T6">74</text:span></text:p>
      <text:p text:style-name="P1"><text:span text:style-name="T5">Browser usage table, mobile </text:span><text:span text:style-name="T6">41</text:span></text:p>
      <text:p text:style-name="P1"><text:span text:style-name="T5">Business Cards </text:span><text:span text:style-name="T6">63, 131, 212, 279</text:span></text:p>
      <text:p text:style-name="P1"><text:span text:style-name="T5">Butterlabel </text:span><text:span text:style-name="T6">265, 327</text:span></text:p>
      <text:p text:style-name="P1"><text:span text:style-name="T3"/></text:p>
      <text:p text:style-name="P1">C</text:p>
      <text:p text:style-name="P1"><text:span text:style-name="T5">CannyBill </text:span><text:span text:style-name="T6">39-40, 243</text:span></text:p>
      <text:p text:style-name="P1"><text:span text:style-name="T5">Case studies / Examples </text:span><text:span text:style-name="T6">39, 51</text:span></text:p>
      <text:p text:style-name="P1"><text:span text:style-name="T5">Code early </text:span><text:span text:style-name="T6">85</text:span></text:p>
      <text:p text:style-name="P1"><text:span text:style-name="T5">Colly </text:span><text:span text:style-name="T6">81, 377</text:span></text:p>
      <text:p text:style-name="P1"><text:span text:style-name="T5">Columns </text:span><text:span text:style-name="T6">359</text:span></text:p>
      <text:p text:style-name="P1"><text:span text:style-name="T5">Contracts </text:span><text:span text:style-name="T6">55</text:span></text:p>
      <text:p text:style-name="P1"><text:span text:style-name="T5">CSS Transforms </text:span><text:span text:style-name="T6">255</text:span></text:p>
      <text:p text:style-name="P1"><text:span text:style-name="T5">CSS Transitions </text:span><text:span text:style-name="T6">301</text:span></text:p>
      <text:p text:style-name="P1"><text:span text:style-name="T5">CSS Working group activity priorities table </text:span><text:span text:style-name="T6">23-25</text:span></text:p>
      <text:p text:style-name="P1"><text:span text:style-name="T5">CSS 3 </text:span><text:span text:style-name="T6">EVERYWHERE, 159 <text:line-break/></text:span></text:p>
      <text:p text:style-name="P1">D</text:p>
      <text:p text:style-name="P1"><text:span text:style-name="T5">Dan Cederholm </text:span><text:span text:style-name="T6">16, 33, 195</text:span></text:p>
      <text:p text:style-name="P1"><text:span text:style-name="T5">Datalists (form element) </text:span><text:span text:style-name="T6">110</text:span></text:p>
      <text:p text:style-name="P1"><text:span text:style-name="T5">Dates </text:span><text:span text:style-name="T6">104</text:span></text:p>
      <text:p text:style-name="P1"><text:span text:style-name="T5">Date pickers (form element) </text:span><text:span text:style-name="T6">107</text:span></text:p>
      <text:p text:style-name="P1"><text:span text:style-name="T5">dConstruct </text:span><text:span text:style-name="T6">373</text:span></text:p>
      <text:p text:style-name="P1"><text:span text:style-name="T5">Do websites have to look exactly the same in every browser </text:span><text:span text:style-name="T6">33</text:span></text:p>
      <text:p text:style-name="P1"><text:span text:style-name="T5">Dribbbits </text:span><text:span text:style-name="T6">232</text:span></text:p>
      <text:p text:style-name="P1"><text:span text:style-name="T5">Dribbble </text:span><text:span text:style-name="T6">195, 261</text:span></text:p>
      <text:p text:style-name="P1"><text:span text:style-name="T6"/></text:p>
      <text:p text:style-name="P1"><text:span text:style-name="T3"/></text:p>
      <text:p text:style-name="P1"><text:soft-page-break/>E</text:p>
      <text:p text:style-name="P1"><text:span text:style-name="T5">Email (form element) </text:span><text:span text:style-name="T6">106</text:span></text:p>
      <text:p text:style-name="P1"><text:span text:style-name="T3"/></text:p>
      <text:p text:style-name="P1">F</text:p>
      <text:p text:style-name="P1"><text:span text:style-name="T5">Figure </text:span><text:span text:style-name="T6">103</text:span></text:p>
      <text:p text:style-name="P1"><text:span text:style-name="T5">Footer </text:span><text:span text:style-name="T6">98</text:span></text:p>
      <text:p text:style-name="P1"><text:span text:style-name="T5">Font Squirrel </text:span><text:span text:style-name="T6">164</text:span></text:p>
      <text:p text:style-name="P1"><text:span text:style-name="T5">Form placeholder text </text:span><text:span text:style-name="T6">109</text:span></text:p>
      <text:p text:style-name="P1"><text:span text:style-name="T5">Forms </text:span><text:span text:style-name="T6">105</text:span></text:p>
      <text:p text:style-name="P1"><text:span text:style-name="T3"/></text:p>
      <text:p text:style-name="P1">G</text:p>
      <text:p text:style-name="P1"><text:span text:style-name="T5">Graceful Degredation </text:span><text:span text:style-name="T6">17</text:span></text:p>
      <text:p text:style-name="P1"><text:span text:style-name="T5">Gradients </text:span><text:span text:style-name="T6">235</text:span></text:p>
      <text:p text:style-name="P1"><text:span text:style-name="T5">Gradients, diagonal </text:span><text:span text:style-name="T6">240</text:span></text:p>
      <text:p text:style-name="P1"><text:span text:style-name="T5">Gradients, linear </text:span><text:span text:style-name="T6">235</text:span></text:p>
      <text:p text:style-name="P1"><text:span text:style-name="T5">Gradients, radial </text:span><text:span text:style-name="T6">245</text:span></text:p>
      <text:p text:style-name="P1"><text:span text:style-name="T3"/></text:p>
      <text:p text:style-name="P1">H</text:p>
      <text:p text:style-name="P1"><text:span text:style-name="T5">Hardboiled Fiction </text:span><text:span text:style-name="T6">3-4</text:span></text:p>
      <text:p text:style-name="P1"><text:span text:style-name="T5">hAtom </text:span><text:span text:style-name="T6">144</text:span></text:p>
      <text:p text:style-name="P1"><text:span text:style-name="T5">hCalendar </text:span><text:span text:style-name="T6">133</text:span></text:p>
      <text:p text:style-name="P1"><text:span text:style-name="T5">hCard </text:span><text:span text:style-name="T6">120</text:span></text:p>
      <text:p text:style-name="P1"><text:span text:style-name="T5">hReview </text:span><text:span text:style-name="T6">139</text:span></text:p>
      <text:p text:style-name="P1"><text:span text:style-name="T5">Header </text:span><text:span text:style-name="T6">97</text:span></text:p>
      <text:p text:style-name="P1"><text:span text:style-name="T5">Hicks </text:span><text:span text:style-name="T6">379</text:span></text:p>
      <text:p text:style-name="P1"><text:span text:style-name="T5">HTML5 </text:span><text:span text:style-name="T6">89, 112</text:span></text:p>
      <text:p text:style-name="P1"><text:span text:style-name="T5">HTML5 doctype </text:span><text:span text:style-name="T6">91</text:span></text:p>
      <text:p text:style-name="P1"><text:span text:style-name="T5">HTML5 link relationships </text:span><text:span text:style-name="T6">119</text:span></text:p>
      <text:p text:style-name="P1"><text:span text:style-name="T5">HTML5 new elements </text:span><text:span text:style-name="T6">92</text:span></text:p>
      <text:p text:style-name="P1"><text:span text:style-name="T3"/></text:p>
      <text:p text:style-name="P1">I</text:p>
      <text:p text:style-name="P1"><text:span text:style-name="T5">IE kludge </text:span><text:span text:style-name="T6">283</text:span></text:p>
      <text:p text:style-name="P1"><text:span text:style-name="T5">IE 6 Typography </text:span><text:span text:style-name="T6">71</text:span></text:p>
      <text:p text:style-name="P1"><text:span text:style-name="T5">Inayaili de Leon </text:span><text:span text:style-name="T6">9</text:span></text:p>
      <text:p text:style-name="P1"><text:span text:style-name="T5">Irregular shapes </text:span><text:span text:style-name="T6">201</text:span></text:p>
      <text:p text:style-name="P1"><text:span text:style-name="T3"/></text:p>
      <text:p text:style-name="P1">J</text:p>
      <text:p text:style-name="P1"><text:span text:style-name="T5">Jon Hicks </text:span><text:span text:style-name="T6">341</text:span></text:p>
      <text:p text:style-name="P1"><text:span text:style-name="T3"/></text:p>
      <text:p text:style-name="P1">K</text:p>
      <text:p text:style-name="P1"><text:span text:style-name="T5">Keyframe animation </text:span><text:span text:style-name="T6">331</text:span></text:p>
      <text:p text:style-name="P1"><text:span text:style-name="T3"/></text:p>
      <text:p text:style-name="P1">L</text:p>
      <text:p text:style-name="P1"><text:span text:style-name="T5">Landscape / Portrait </text:span><text:span text:style-name="T6">322</text:span></text:p>
      <text:p text:style-name="P1"><text:span text:style-name="T5">Leading </text:span><text:span text:style-name="T6">370</text:span></text:p>
      <text:p text:style-name="P1"><text:span text:style-name="T5">Lense flair </text:span><text:span text:style-name="T6">179</text:span></text:p>
      <text:p text:style-name="P1"><text:span text:style-name="T5">Link relationships </text:span><text:span text:style-name="T6">119</text:span></text:p>
      <text:p text:style-name="P1"><text:span text:style-name="T5">Lists (form element) </text:span><text:span text:style-name="T6">110</text:span></text:p>
      <text:p text:style-name="P1"><text:span text:style-name="T5">Luke Dorney </text:span><text:span text:style-name="T6">326</text:span></text:p>
      <text:p text:style-name="P1"><text:span text:style-name="T3"/></text:p>
      <text:p text:style-name="P1"><text:soft-page-break/>M</text:p>
      <text:p text:style-name="P1"><text:span text:style-name="T5">Massive Blue </text:span><text:span text:style-name="T6">194, 339</text:span></text:p>
      <text:p text:style-name="P1"><text:span text:style-name="T5">Media Queries </text:span><text:span text:style-name="T6">355, 370, 385</text:span></text:p>
      <text:p text:style-name="P1"><text:span text:style-name="T5">Microformats </text:span><text:span text:style-name="T6">113</text:span></text:p>
      <text:p text:style-name="P1"><text:span text:style-name="T5">Mike Hammer </text:span><text:span text:style-name="T6">3</text:span></text:p>
      <text:p text:style-name="P1"><text:span text:style-name="T5">Mobile browser usage table </text:span><text:span text:style-name="T6">41</text:span></text:p>
      <text:p text:style-name="P1"><text:span text:style-name="T5">Modernizr </text:span><text:span text:style-name="T6">58, 187, 219, 242, 297, 315, 338</text:span></text:p>
      <text:p text:style-name="P1"><text:span text:style-name="T5">Multiple background images </text:span><text:span text:style-name="T6">217</text:span></text:p>
      <text:p text:style-name="P1"><text:span text:style-name="T3"/></text:p>
      <text:p text:style-name="P1">N</text:p>
      <text:p text:style-name="P1">Nav 102</text:p>
      <text:p text:style-name="P1"><text:span text:style-name="T5">New elements in HTML5 </text:span><text:span text:style-name="T6">92</text:span></text:p>
      <text:p text:style-name="P1"><text:span text:style-name="T5">New Internationalist </text:span><text:span text:style-name="T7">_ 52</text:span><text:span text:style-name="T8">_</text:span></text:p>
      <text:p text:style-name="P1"><text:span text:style-name="T8">nth selector </text:span><text:span text:style-name="T9">275</text:span></text:p>
      <text:p text:style-name="P1">O</text:p>
      <text:p text:style-name="P1"><text:span text:style-name="T8">Old browsers </text:span><text:span text:style-name="T9">44</text:span></text:p>
      <text:p text:style-name="P1"><text:span text:style-name="T8">Old browsers, strategies </text:span><text:span text:style-name="T9">47-48</text:span></text:p>
      <text:p text:style-name="P1"><text:span text:style-name="T8">Opacity </text:span><text:span text:style-name="T9">186</text:span></text:p>
      <text:p text:style-name="P1"><text:span text:style-name="T4"/></text:p>
      <text:p text:style-name="P1">P</text:p>
      <text:p text:style-name="P1"><text:span text:style-name="T8">Picture of an iPad </text:span><text:span text:style-name="T9">8, 69, 70, 72, 95, 232, 257, 323, 325, 357, 358, 375, 376, 378, 384</text:span></text:p>
      <text:p text:style-name="P1"><text:span text:style-name="T8">Portrait / Landscape </text:span><text:span text:style-name="T9">322</text:span></text:p>
      <text:p text:style-name="P1"><text:span text:style-name="T8">Presenting designs in the browser </text:span><text:span text:style-name="T9">75, 84</text:span></text:p>
      <text:p text:style-name="P1"><text:span text:style-name="T8">Progressive enhancement </text:span><text:span text:style-name="T9">13</text:span></text:p>
      <text:p text:style-name="P1"><text:span text:style-name="T8">Pseudo-class selectors </text:span><text:span text:style-name="T9">191</text:span></text:p>
      <text:p text:style-name="P1">Q</text:p>
      <text:p text:style-name="P1"/>
      <text:p text:style-name="P1">R</text:p>
      <text:p text:style-name="P1"><text:span text:style-name="T8">RGBa and opacity </text:span><text:span text:style-name="T9">183</text:span></text:p>
      <text:p text:style-name="P1"><text:span text:style-name="T8">Responsive Design </text:span><text:span text:style-name="T9">36</text:span></text:p>
      <text:p text:style-name="P1"><text:span text:style-name="T8">Rotate </text:span><text:span text:style-name="T9">263</text:span></text:p>
      <text:p text:style-name="P1"><text:span text:style-name="T8">Rounded corners </text:span><text:span text:style-name="T9">197</text:span></text:p>
      <text:p text:style-name="P1"><text:span text:style-name="T4"/></text:p>
      <text:p text:style-name="P1">S</text:p>
      <text:p text:style-name="P1"><text:span text:style-name="T8">Sam Brown </text:span><text:span text:style-name="T9">194</text:span></text:p>
      <text:p text:style-name="P1"><text:span text:style-name="T8">Search (form element) </text:span><text:span text:style-name="T9">107</text:span></text:p>
      <text:p text:style-name="P1"><text:span text:style-name="T8">Section </text:span><text:span text:style-name="T9">94</text:span></text:p>
      <text:p text:style-name="P1"><text:span text:style-name="T8">Sigh </text:span><text:span text:style-name="T9">11</text:span></text:p>
      <text:p text:style-name="P1"><text:span text:style-name="T8">Simon Collison </text:span><text:span text:style-name="T9">81</text:span></text:p>
      <text:p text:style-name="P1"><text:span text:style-name="T8">Simon Collison's Ultimate Package </text:span><text:span text:style-name="T9">81</text:span></text:p>
      <text:p text:style-name="P1"><text:span text:style-name="T8">Sizing background images </text:span><text:span text:style-name="T9">225</text:span></text:p>
      <text:p text:style-name="P1"><text:span text:style-name="T8">Skew </text:span><text:span text:style-name="T9">268</text:span></text:p>
      <text:p text:style-name="P1"><text:span text:style-name="T8">Small screens </text:span><text:span text:style-name="T9">371</text:span></text:p>
      <text:p text:style-name="P1"><text:span text:style-name="T8">Spillane </text:span><text:span text:style-name="T9">3</text:span></text:p>
      <text:p text:style-name="P1"><text:span text:style-name="T8">Steve Champeon </text:span><text:span text:style-name="T9">14</text:span></text:p>
      <text:p text:style-name="P1"><text:span text:style-name="T8">Sweet cheeks </text:span><text:span text:style-name="T9">6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T</text:p>
      <text:p text:style-name="P1"><text:span text:style-name="T8">Telephone (form element) </text:span><text:span text:style-name="T9">107</text:span></text:p>
      <text:p text:style-name="P1"><text:span text:style-name="T8">Text Shadows </text:span><text:span text:style-name="T9">177</text:span></text:p>
      <text:p text:style-name="P1"><text:span text:style-name="T8">Times </text:span><text:span text:style-name="T9">104</text:span></text:p>
      <text:p text:style-name="P1"><text:span text:style-name="T8">Translucent box-shadow </text:span><text:span text:style-name="T9">204</text:span></text:p>
      <text:p text:style-name="P1"><text:span text:style-name="T8">Transforms </text:span><text:span text:style-name="T9">255</text:span></text:p>
      <text:p text:style-name="P1"><text:span text:style-name="T8">Transform combos </text:span><text:span text:style-name="T9">271</text:span></text:p>
      <text:p text:style-name="P1"><text:span text:style-name="T8">Transitions </text:span><text:span text:style-name="T9">301</text:span></text:p>
      <text:p text:style-name="P1"><text:span text:style-name="T8">TweetCC </text:span><text:span text:style-name="T9">363</text:span></text:p>
      <text:p text:style-name="P1"><text:span text:style-name="T8">Typekit </text:span><text:span text:style-name="T9">172</text:span></text:p>
      <text:p text:style-name="P1"><text:span text:style-name="T4"/></text:p>
      <text:p text:style-name="P1">U</text:p>
      <text:p text:style-name="P1"><text:span text:style-name="T8">URL (form element) </text:span><text:span text:style-name="T9">107</text:span></text:p>
      <text:p text:style-name="P1"><text:span text:style-name="T4"/></text:p>
      <text:p text:style-name="P1">V</text:p>
      <text:p text:style-name="P1"><text:span text:style-name="T8">Validation, client side </text:span><text:span text:style-name="T9">111</text:span></text:p>
      <text:p text:style-name="P1"><text:span text:style-name="T8">vCard </text:span><text:span text:style-name="T9">120</text:span></text:p>
      <text:p text:style-name="P1"><text:span text:style-name="T8">Vendor prefixes </text:span><text:span text:style-name="T9">26-27, 362</text:span></text:p>
      <text:p text:style-name="P1"><text:span text:style-name="T4"/></text:p>
      <text:p text:style-name="P1">W</text:p>
      <text:p text:style-name="P1"><text:span text:style-name="T8">WAI-ARIA roles </text:span><text:span text:style-name="T9">149</text:span></text:p>
      <text:p text:style-name="P1"><text:span text:style-name="T8">Webkit </text:span><text:span text:style-name="T9">249</text:span></text:p>
      <text:p text:style-name="P1"><text:span text:style-name="T8">Web fonts </text:span><text:span text:style-name="T9">159</text:span></text:p>
      <text:p text:style-name="P1"><text:span text:style-name="T8">Web font formats table </text:span><text:span text:style-name="T9">161</text:span></text:p>
      <text:p text:style-name="P1"><text:span text:style-name="T8">Web fonts 404 </text:span><text:span text:style-name="T9">167</text:span></text:p>
      <text:p text:style-name="P1"><text:span text:style-name="T8">Who framed Roger Rabbit </text:span><text:span text:style-name="T9">3</text:span></text:p>
      <text:p text:style-name="P1"><text:span text:style-name="T8">W3C </text:span><text:span text:style-name="T9">21</text:span></text:p>
      <text:p text:style-name="P1"><text:span text:style-name="T4"/></text:p>
      <text:p text:style-name="P1">X</text:p>
      <text:p text:style-name="P1"><text:span text:style-name="T8">Write code early </text:span><text:span text:style-name="T9">85</text:span></text:p>
      <text:p text:style-name="P1"><text:span text:style-name="T4"/></text:p>
      <text:p text:style-name="P1">Y</text:p>
      <text:p text:style-name="P1"><text:span text:style-name="T8">Yahoo! graded browser support </text:span><text:span text:style-name="T9">35</text:span></text:p>
      <text:p text:style-name="P1"><text:span text:style-name="T4"/></text:p>
      <text:p text:style-name="P1">Z</text:p>
      <text:p text:style-name="P1"/>
      <text:p text:style-name="P1">0-9</text:p>
      <text:p text:style-name="P1"><text:span text:style-name="T8">2003 </text:span><text:span text:style-name="T9">15</text:span></text:p>
      <text:p text:style-name="P1"><text:span text:style-name="T8">24ways </text:span><text:span text:style-name="T9">10</text:span></text:p>
      <text:p text:style-name="P1"><text:span text:style-name="T8">3D </text:span><text:span text:style-name="T9">292</text:span></text:p>
      <text:p text:style-name="P1"><text:span text:style-name="T8">404 </text:span><text:span text:style-name="T9">61, 167</text:span></text:p>
      <text:p text:style-name="P1"/>
      <text:p text:style-name="P1">quotes</text:p>
      <text:p text:style-name="P1"><text:span text:style-name="T8">"Browsers don't limit creativity" </text:span><text:span text:style-name="T9">43</text:span></text:p>
      <text:p text:style-name="P1"><text:span text:style-name="T8">"To hell with being graceful" </text:span><text:span text:style-name="T9">18</text:span></text:p>
      <text:p text:style-name="P1"><text:span text:style-name="T9"/></text:p>
      <text:p text:style-name="P2"><text:span text:style-name="T10">v0.1, Feb 2011</text:span></text:p>
      <text:p text:style-name="P1"><text:span text:style-name="T9">Unofficial index to print, trim and slot into the back of the indexless but excellent Hardboiled Web Design by Andy Clarke</text:span></text:p>
      <text:p text:style-name="P2"><text:span text:style-name="T10">stevenmilne.co.uk for upda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Baskerville" svg:font-family="Baskervil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126cm" fo:border-top="0.002cm solid #000000" fo:border-bottom="0.002cm solid #000000" fo:border-left="none" fo:border-right="none" fo:padding-top="5.001cm" fo:padding-bottom="5.001cm" fo:padding-left="2cm" fo:padding-right="5.001cm" style:shadow="none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n </meta:initial-creator>
    <meta:creation-date>2011-02-24T21:19:45</meta:creation-date>
    <dc:date>2011-02-24T21:43:08</dc:date>
    <dc:creator>Steven </dc:creator>
    <meta:editing-duration>PT00H23M24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4" meta:paragraph-count="169" meta:word-count="531" meta:character-count="2923"/>
  </office:meta>
</office:document-meta>
</file>